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7689in" svg:y="0.7189in">
            <draw:object draw:notify-on-update-of-ranges="Sheet1.B1:Sheet1.B1 Sheet1.A2:Sheet1.A4 Sheet1.C1:Sheet1.C1 Sheet1.C2:Sheet1.C4 Sheet1.B1:Sheet1.B1 Sheet1.B2:Sheet1.B4 Sheet1.A2:Sheet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oisy</text:p>
          </table:table-cell>
          <table:table-cell office:value-type="string" calcext:value-type="string">
            <text:p>Noisy + Smooth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4731" calcext:value-type="float">
            <text:p>9.74731</text:p>
          </table:table-cell>
          <table:table-cell office:value-type="float" office:value="6.46362" calcext:value-type="float">
            <text:p>6.463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561" calcext:value-type="float">
            <text:p>10.3561</text:p>
          </table:table-cell>
          <table:table-cell office:value-type="float" office:value="7.96356" calcext:value-type="float">
            <text:p>7.963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0169" calcext:value-type="float">
            <text:p>22.0169</text:p>
          </table:table-cell>
          <table:table-cell office:value-type="float" office:value="15.6235" calcext:value-type="float">
            <text:p>15.6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5:52:27.947391410</meta:creation-date>
    <dc:date>2022-11-23T16:03:36.328241383</dc:date>
    <meta:editing-duration>PT11M8S</meta:editing-duration>
    <meta:editing-cycles>1</meta:editing-cycles>
    <meta:document-statistic meta:table-count="1" meta:cell-count="11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1" chart:style-name="ch1">
        <chart:title svg:x="2.255cm" svg:y="0.316cm" chart:style-name="ch2">
          <text:p>Percentage Difference from the Benchmark Binary Image</text:p>
        </chart:title>
        <chart:legend chart:legend-position="end" svg:x="11.798cm" svg:y="3.952cm" style:legend-expansion="high" chart:style-name="ch3"/>
        <chart:plot-area chart:style-name="ch4" table:cell-range-address="Sheet1.B1:Sheet1.C1 Sheet1.A2:Sheet1.C4" chart:data-source-has-labels="row" svg:x="1.331cm" svg:y="1.275cm" svg:width="10.147cm" svg:height="6.564cm">
          <chartooo:coordinate-region svg:x="1.952cm" svg:y="1.474cm" svg:width="9.339cm" svg:height="5.718cm"/>
          <chart:axis chart:dimension="x" chart:name="primary-x" chart:style-name="ch5">
            <chart:title svg:x="4.6cm" svg:y="8.019cm" chart:style-name="ch6">
              <text:p>Artificial Noise Limit (+/-)</text:p>
            </chart:title>
          </chart:axis>
          <chart:axis chart:dimension="y" chart:name="primary-y" chart:style-name="ch5">
            <chart:title svg:x="0.451cm" svg:y="6.493cm" chart:style-name="ch7">
              <text:p>Percentage Difference [%]</text:p>
            </chart:title>
            <chart:grid chart:style-name="ch8" chart:class="major"/>
          </chart:axis>
          <chart:series chart:style-name="ch9" chart:values-cell-range-address="Sheet1.C2:Sheet1.C4" chart:label-cell-address="Sheet1.C1:Sheet1.C1" chart:class="chart:scatter">
            <chart:domain table:cell-range-address="Sheet1.A2:Sheet1.A4"/>
            <chart:data-point chart:repeated="3"/>
          </chart:series>
          <chart:series chart:style-name="ch10" chart:values-cell-range-address="Sheet1.B2:Sheet1.B4" chart:label-cell-address="Sheet1.B1:Sheet1.B1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y + Smoothed</text:p>
                <draw:g>
                  <svg:desc>Sheet1.C1:Sheet1.C1</svg:desc>
                </draw:g>
              </table:table-cell>
              <table:table-cell office:value-type="string">
                <text:p>Nois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</svg:desc>
                </draw:g>
              </table:table-cell>
              <table:table-cell office:value-type="float" office:value="6.46362">
                <text:p>6.46362</text:p>
                <draw:g>
                  <svg:desc>Sheet1.C2:Sheet1.C4</svg:desc>
                </draw:g>
              </table:table-cell>
              <table:table-cell office:value-type="float" office:value="9.74731">
                <text:p>9.74731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96356">
                <text:p>7.96356</text:p>
              </table:table-cell>
              <table:table-cell office:value-type="float" office:value="10.3561">
                <text:p>10.3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5.6235">
                <text:p>15.6235</text:p>
              </table:table-cell>
              <table:table-cell office:value-type="float" office:value="22.0169">
                <text:p>22.0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